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b72d" officeooo:paragraph-rsid="0016b7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</text:p>
      <text:p text:style-name="P1"/>
      <text:p text:style-name="P1">NAME</text:p>
      <text:p text:style-name="P1"><text:s/></text:p>
      <text:p text:style-name="P1">AGE</text:p>
      <text:p text:style-name="P1"/>
      <text:p text:style-name="P1">ADDRESS</text:p>
      <text:p text:style-name="P1"/>
      <text:p text:style-name="P1">QUALIF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5:20:09.039218348</meta:creation-date>
    <dc:date>2020-01-31T15:20:56.647694420</dc:date>
    <meta:editing-duration>P0D</meta:editing-duration>
    <meta:editing-cycles>1</meta:editing-cycles>
    <meta:document-statistic meta:table-count="0" meta:image-count="0" meta:object-count="0" meta:page-count="1" meta:paragraph-count="6" meta:word-count="5" meta:character-count="34" meta:non-whitespace-character-count="33"/>
    <meta:generator>LibreOffice/4.2.8.2$Linux_x86 LibreOffice_project/420m0$Build-2</meta:generator>
  </office:meta>
</office:document-meta>
</file>